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4fd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9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e41b2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e41b2" fo:background-color="#ffffff"/>
    </style:style>
    <style:style style:name="P11" style:family="paragraph" style:parent-style-name="Table_20_Contents">
      <style:text-properties officeooo:rsid="003c9d6c" officeooo:paragraph-rsid="002e41b2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e41b2"/>
    </style:style>
    <style:style style:name="P13" style:family="paragraph" style:parent-style-name="Table_20_Contents">
      <style:paragraph-properties fo:text-align="start" style:justify-single-word="false"/>
      <style:text-properties officeooo:paragraph-rsid="002fab2f"/>
    </style:style>
    <style:style style:name="P14" style:family="paragraph" style:parent-style-name="Table_20_Contents">
      <style:paragraph-properties fo:text-align="center" style:justify-single-word="false"/>
      <style:text-properties officeooo:paragraph-rsid="002e41b2"/>
    </style:style>
    <style:style style:name="P15" style:family="paragraph" style:parent-style-name="Table_20_Contents">
      <style:text-properties officeooo:rsid="003c9d6c" officeooo:paragraph-rsid="002e41b2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e41b2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officeooo:paragraph-rsid="002e41b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officeooo:rsid="00362d9c" officeooo:paragraph-rsid="002e41b2"/>
    </style:style>
    <style:style style:name="P20" style:family="paragraph" style:parent-style-name="Table_20_Contents">
      <style:text-properties officeooo:paragraph-rsid="002e41b2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41b2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text-align="center" style:justify-single-word="false" fo:break-before="page"/>
      <style:text-properties officeooo:paragraph-rsid="002e41b2"/>
    </style:style>
    <style:style style:name="P24" style:family="paragraph" style:parent-style-name="Normal">
      <style:paragraph-properties fo:text-align="center" style:justify-single-word="false" fo:break-before="page"/>
      <style:text-properties fo:font-size="12pt" officeooo:paragraph-rsid="002e41b2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41b2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8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41b2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e41b2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e41b2"/>
    </style:style>
    <style:style style:name="P31" style:family="paragraph" style:parent-style-name="Table_20_Contents">
      <style:paragraph-properties fo:text-align="center" style:justify-single-word="false"/>
      <style:text-properties officeooo:rsid="0031073c" officeooo:paragraph-rsid="0031073c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fo:color="#000000" officeooo:rsid="002e41b2"/>
    </style:style>
    <style:style style:name="T13" style:family="text">
      <style:text-properties officeooo:rsid="002b4fd4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officeooo:rsid="003c9d6c" fo:background-color="#ffffff" loext:char-shading-value="0"/>
    </style:style>
    <style:style style:name="T17" style:family="text">
      <style:text-properties officeooo:rsid="0042f57a" fo:background-color="#ffffff" loext:char-shading-value="0"/>
    </style:style>
    <style:style style:name="T18" style:family="text">
      <style:text-properties officeooo:rsid="002b4fd4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 officeooo:rsid="0042f57a"/>
    </style:style>
    <style:style style:name="T22" style:family="text">
      <style:text-properties officeooo:rsid="002c4d07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56c8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T27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7"/>
      <text:p text:style-name="P8"><text:span text:style-name="T22">Enrollment</text:span> Declaration</text:p>
      <text:p text:style-name="P6"/>
      <text:p text:style-name="P28"><text:span text:style-name="T15">We hereby declare, to all effects and purposes, that <text:s/>the student </text:span><text:span text:style-name="T15"><text:text-input text:description="${person.name}">${person.name}</text:text-input></text:span><text:span text:style-name="T15">, nr. </text:span><text:span text:style-name="T15"><text:text-input text:description="${person.student.number}">${person.student.number}</text:text-input></text:span><text:span text:style-name="T15">, born in </text:span><text:span text:style-name="T15"><text:text-input text:description="${lang.en(dates.extendedDate(person.dateOfBirthYearMonthDay))}">${lang.en(dates.extendedDate(person.dateOfBirthYearMonthDay))}</text:text-input></text:span><text:span text:style-name="T15">, carrier of </text:span><text:span text:style-name="T15"><text:text-input text:description="${lang.en(person.idDocumentType.localizedNameI18N)}">${lang.en(person.idDocumentType.localizedNameI18N)}</text:text-input></text:span><text:span text:style-name="T15"> nr. </text:span><text:span text:style-name="T15"><text:text-input text:description="${person.documentIdNumber}">${person.documentIdNumber}</text:text-input></text:span><text:span text:style-name="T15">, </text:span><text:span text:style-name="T15"><text:text-input text:description="[#if person.female]">[#if person.female]</text:text-input></text:span><text:span text:style-name="T15">daughter</text:span><text:span text:style-name="T15"><text:text-input text:description="[#elseif person.male]">[#elseif person.male]</text:text-input></text:span><text:span text:style-name="T15">son</text:span><text:span text:style-name="T15"><text:text-input text:description="[/#if]">[/#if]</text:text-input></text:span><text:span text:style-name="T15"> of </text:span><text:span text:style-name="T15"><text:text-input text:description="${person.nameOfFather}">${person.nameOfFather}</text:text-input></text:span><text:span text:style-name="T15"> and of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is enrolled in curricular year </text:span><text:text-input text:description="${curriculumInformation.curricularYear}">${curriculumInformation.curricularYear}</text:text-input><text:span text:style-name="T16">, </text:span><text:span text:style-name="T18">in the Degree of</text:span><text:span text:style-name="T15"> </text:span><text:span text:style-name="T15"><text:text-input text:description="${lang.en(curricularPlanInformation.degreeName)}">${lang.en(curricularPlanInformation.degreeName)}</text:text-input></text:span><text:span text:style-name="T16"> </text:span><text:span text:style-name="T18">during the execution year of</text:span><text:span text:style-name="T16"> </text:span><text:text-input text:description="${executionYearName}">${executionYearName}</text:text-input><text:text-input text:description="[#if serviceRequest.detailed]">[#if serviceRequest.detailed]</text:text-input>, <text:span text:style-name="T13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1"/>
      <text:p text:style-name="P2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Curricular Unit(s)</text:p>
          </table:table-cell>
          <table:table-cell table:style-name="Table1.A1" office:value-type="string">
            <text:p text:style-name="P27">Semester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3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4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23"><text:s text:c="2"/></text:span><text:span text:style-name="T24">Total Units</text:span><text:span text:style-name="T23">: </text:span><text:span text:style-name="T26"><text:text-input text:description="${totalNormalEnrolments}">${totalNormalEnrolments}</text:text-input></text:span><text:span text:style-name="T23"> <text:s/></text:span><text:s text:c="8"/><text:span text:style-name="T23"><text:s text:c="2"/></text:span><text:span text:style-name="T25">T</text:span><text:span text:style-name="T23">otal ECTS: </text:span><text:span text:style-name="T26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20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0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2"/>
      <text:p text:style-name="P13"><text:span text:style-name="T10">Faculdade de </text:span><text:span text:style-name="T12">Medicina Dentária</text:span><text:span text:style-name="T11"> </text:span><text:span text:style-name="T10">da Universidade de Lisboa</text:span><text:span text:style-name="T20">, </text:span><text:span text:style-name="T21">on the </text:span><text:span text:style-name="T21"><text:text-input text:description="${lang.pt(dates.extendedDate(localizedDate.nowDate()))}"/></text:span><text:span text:style-name="T21"><text:text-input text:description="${lang.en(dates.extendedDate(localizedDate.nowDate()))}">${lang.en(dates.extendedDate(localizedDate.nowDate()))}</text:text-input></text:span><text:span text:style-name="T21"><text:text-input text:description="${lang.en(dates.extendedDate(localizedDate.nowDate()))}"/></text:span><text:span text:style-name="T17">.</text:span></text:p>
      <text:p text:style-name="P9"/>
      <text:p text:style-name="P2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6"><text:text-input text:description="[#if hasPricetag]">[#if hasPricetag]</text:text-input></text:p>
            <text:p text:style-name="P26"><text:span text:style-name="T19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B1" office:value-type="string">
            <text:p text:style-name="P31">Serviços Académicos,</text:p>
            <text:p text:style-name="P19">O(<text:span text:style-name="T2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20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6"><text:text-input text:description="[#if hasPricetag]">[#if hasPricetag]</text:text-input></text:p>
            <text:p text:style-name="P26"><text:span text:style-name="T19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31T16:40:03.361820467</dc:date>
    <meta:editing-duration>PT1H5M1S</meta:editing-duration>
    <meta:editing-cycles>29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07" meta:character-count="3374" meta:non-whitespace-character-count="3138"/>
  </office:meta>
</office:document-meta>
</file>